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master-page-name="">
      <style:paragraph-properties fo:margin-top="0cm" fo:margin-bottom="0.3cm" loext:contextual-spacing="false" fo:text-align="justify" style:justify-single-word="false" fo:hyphenation-ladder-count="no-limit" style:page-number="auto"/>
      <style:text-properties style:font-name="Liberation Serif" fo:font-size="12.5pt" officeooo:paragraph-rsid="000da81f" style:font-size-asian="12.5pt" style:font-size-complex="12.5pt" fo:hyphenate="true" fo:hyphenation-remain-char-count="2" fo:hyphenation-push-char-count="2" loext:hyphenation-no-caps="false"/>
    </style:style>
    <style:style style:name="P2" style:family="paragraph" style:parent-style-name="Standard">
      <style:paragraph-properties fo:margin-top="0cm" fo:margin-bottom="0.3cm" loext:contextual-spacing="false" fo:text-align="justify" style:justify-single-word="false" fo:hyphenation-ladder-count="no-limit"/>
      <style:text-properties style:font-name="Liberation Serif" fo:font-size="12.5pt" officeooo:paragraph-rsid="000b26b2" style:font-size-asian="12.5pt" style:font-size-complex="12.5pt" fo:hyphenate="true" fo:hyphenation-remain-char-count="2" fo:hyphenation-push-char-count="2" loext:hyphenation-no-caps="false"/>
    </style:style>
    <style:style style:name="P3" style:family="paragraph" style:parent-style-name="Standard" style:master-page-name="">
      <style:paragraph-properties fo:text-align="justify" style:justify-single-word="false" fo:hyphenation-ladder-count="no-limit" style:page-number="auto"/>
      <style:text-properties officeooo:paragraph-rsid="000b3f2a" fo:hyphenate="true" fo:hyphenation-remain-char-count="2" fo:hyphenation-push-char-count="2" loext:hyphenation-no-caps="false"/>
    </style:style>
    <style:style style:name="T1" style:family="text">
      <style:text-properties fo:font-weight="bold" officeooo:rsid="000b3f2a" style:font-weight-asian="bold" style:font-weight-complex="bold"/>
    </style:style>
    <style:style style:name="T2" style:family="text">
      <style:text-properties fo:font-weight="bold" officeooo:rsid="000da81f" style:font-weight-asian="bold" style:font-weight-complex="bold"/>
    </style:style>
    <style:style style:name="T3" style:family="text">
      <style:text-properties officeooo:rsid="000e5324"/>
    </style:style>
    <style:style style:name="T4" style:family="text">
      <style:text-properties officeooo:rsid="001190ca"/>
    </style:style>
    <style:style style:name="T5" style:family="text">
      <style:text-properties style:font-name="Liberation Serif" fo:font-size="12.5pt" fo:font-weight="bold" officeooo:rsid="000b3f2a" style:font-size-asian="12.5pt" style:font-weight-asian="bold" style:font-size-complex="12.5pt" style:font-weight-complex="bold"/>
    </style:style>
    <style:style style:name="T6" style:family="text">
      <style:text-properties style:font-name="Liberation Serif" fo:font-size="12.5pt" fo:font-weight="bold" officeooo:rsid="000cdecf" style:font-size-asian="12.5pt" style:font-weight-asian="bold" style:font-size-complex="12.5pt" style:font-weight-complex="bold"/>
    </style:style>
    <style:style style:name="T7" style:family="text">
      <style:text-properties style:font-name="Liberation Serif" fo:font-size="12.5pt" fo:font-weight="bold" officeooo:rsid="0012bd22" style:font-size-asian="12.5pt" style:font-weight-asian="bold" style:font-size-complex="12.5pt" style:font-weight-complex="bold"/>
    </style:style>
    <style:style style:name="T8" style:family="text">
      <style:text-properties style:font-name="Liberation Serif" fo:font-size="12.5pt" fo:font-weight="bold" officeooo:rsid="000e63a5" style:font-size-asian="12.5pt" style:font-weight-asian="bold" style:font-size-complex="12.5pt" style:font-weight-complex="bold"/>
    </style:style>
    <style:style style:name="T9" style:family="text">
      <style:text-properties style:font-name="Liberation Serif" fo:font-size="12.5pt" fo:font-weight="bold" officeooo:rsid="00145e09" style:font-size-asian="12.5pt" style:font-weight-asian="bold" style:font-size-complex="12.5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5">ML</text:span><text:span text:style-name="T6">SM</text:span><text:span text:style-name="T5"> exam </text:span><text:span text:style-name="T9">12</text:span><text:span text:style-name="T5">.12.202</text:span><text:span text:style-name="T9">2</text:span><text:span text:style-name="T5"> - </text:span><text:span text:style-name="T8">essay</text:span><text:span text:style-name="T5"> <text:s text:c="80"/></text:span></text:p>
      <text:p text:style-name="P1"><text:span text:style-name="T1">N</text:span><text:span text:style-name="T2">ame and student number: </text:span></text:p>
      <text:p text:style-name="P2">This is the essay template for MLMS exam. It is ok to add mathematical formulae, algorithms etc, as long as the one page is not exceeded. <text:span text:style-name="T3">If</text:span> the one page limit is exceeded, only the first page will be graded and second page is directly discarded. Do not change the settings! <text:span text:style-name="T3">Remember to fill in your name and student number, </text:span><text:span text:style-name="T4">and use the correct title in Turnitin submission</text:span><text:span text:style-name="T3">. These instructions and “lorem ipsum” should be removed and replaced with your essay. </text:span></text:p>
      <text:p text:style-name="P2">Lorem ipsum dolor sit amet, consectetur adipiscing elit. Integer ornare sagittis dapibus. Quisque ornare odio et sapien lacinia, vulputate aliquet magna tristique. Sed nisl dolor, vulputate dapibus lectus sed, elementum blandit felis. Maecenas viverra tristique mattis. Nunc id eros tincidunt, efficitur nisi ac, lacinia lorem. Mauris sagittis lacus ut turpis laoreet, id molestie sem hendrerit. Ut a urna gravida, ultricies lacus ut, blandit ante. Aliquam vel dolor a ipsum maximus sagittis. Etiam pretium ex et felis imperdiet, ut varius sem posuere.</text:p>
      <text:p text:style-name="P2">Quisque sed turpis ac metus faucibus lacinia eu sed nisi. Nam urna ipsum, euismod a nisl faucibus, imperdiet sodales mauris. In sit amet sem vel dolor ornare molestie quis non nunc. Curabitur consectetur, odio et lobortis tempor, massa metus rutrum ipsum, id efficitur enim ipsum sit amet magna. Nunc hendrerit pellentesque venenatis. Donec sed metus varius, scelerisque mauris at, tristique sem. Ut tristique congue lectus, vel ultrices tellus pellentesque auctor. Aenean quis porta nisl, vitae ultrices turpis.</text:p>
      <text:p text:style-name="P2">Donec a imperdiet dolor. Ut pellentesque pharetra varius. Ut vel semper ligula, eget tincidunt orci. Nam ac blandit mi. Cras tristique lorem sed nulla viverra, vitae hendrerit tortor imperdiet. Phasellus eu dui id arcu blandit fringilla nec eget augue. Vestibulum ante ipsum primis in faucibus orci luctus et ultrices posuere cubilia curae; Interdum et malesuada fames ac ante ipsum primis in faucibus. Nunc accumsan rhoncus erat.</text:p>
      <text:p text:style-name="P2">Donec risus mauris, dapibus eget laoreet at, sodales non dui. Aliquam felis metus, pellentesque id libero quis, pharetra dignissim leo. Mauris et libero in elit elementum condimentum nec ac nisl. In cursus sollicitudin sapien. Duis nisl neque, convallis eu tincidunt in, fermentum non arcu. Fusce aliquam molestie nibh, aliquet pretium turpis dictum et. Sed facilisis efficitur finibus. Vivamus ac nibh justo. Curabitur et rutrum velit. Pellentesque ultrices ullamcorper elit. Nullam nec purus sit amet mauris placerat vehicula in ac lectus. Nullam vitae ligula nunc. Maecenas sit amet metus vel massa accumsan laoreet sed pretium arcu. Duis ac mollis nisl, id euismod sem. Vivamus condimentum, tellus eu bibendum aliquet, lectus est rutrum tortor, id hendrerit elit est vitae dui. Duis auctor elit eu mi convallis, sollicitudin ultricies neque congue.</text:p>
      <text:p text:style-name="P2">Sed in nisi et tellus bibendum vulputate. Nulla sollicitudin lectus nec ultricies convallis. Nunc in ultrices arcu. Vestibulum ac tristique dolor. Curabitur in arcu eget purus elementum facilisis. Vivamus faucibus quam vitae nisl facilisis suscipit. In nec convallis elit, in malesuada dolor. Fusce dolor nisl, placerat ut dapibus quis, tincidunt eget erat. Maecenas aliquet consectetur fringilla.</text:p>
      <text:p text:style-name="P2">Quisque suscipit lacinia tortor. Aenean porta pellentesque lorem, quis egestas velit auctor pharetra. Nunc vestibulum nisi sed imperdiet interdum. Nulla tempus, ex consectetur molestie faucibus, augue magna fringilla mi, et ornare mauris odio eget velit. Etiam posuere ex ac suscipit cursus. Aenean pellentesque nunc sed libero efficitur tempus. Ut suscipit diam ut odio aliquet tincidunt. Donec fermentum lectus at nibh rhoncus, eget sagittis odio rhoncu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loext:contextual-spacing="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5cm" fo:margin-bottom="2.45cm" fo:margin-left="2.2cm" fo:margin-right="2.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9T10:12:04.219719113</meta:creation-date>
    <dc:date>2022-12-07T10:41:48.818969749</dc:date>
    <meta:editing-duration>PT34M1S</meta:editing-duration>
    <meta:editing-cycles>9</meta:editing-cycles>
    <meta:generator>LibreOffice/6.4.7.2$Linux_X86_64 LibreOffice_project/40$Build-2</meta:generator>
    <meta:document-statistic meta:table-count="0" meta:image-count="0" meta:object-count="0" meta:page-count="1" meta:paragraph-count="9" meta:word-count="563" meta:character-count="3794" meta:non-whitespace-character-count="3157"/>
  </office:meta>
</office:document-meta>
</file>